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ff2" officeooo:paragraph-rsid="000a9f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.Sergi Palliser</text:p>
      <text:p text:style-name="P1"/>
      <text:p text:style-name="P1"/>
      <text:p text:style-name="P1">C/ Santa Maria</text:p>
      <text:p text:style-name="P1"/>
      <text:p text:style-name="P1"/>
      <text:p text:style-name="P1">07702 Maó</text:p>
      <text:p text:style-name="P1"/>
      <text:p text:style-name="P1"/>
      <text:p text:style-name="P1"/>
      <text:p text:style-name="P1">El proper 30 de novembre a les 9:30 del mati per el tramit i firmar el model 061 a la nostra empresa, es imprescidible la vostra asistència, us esperam el dia acordat.</text:p>
      <text:p text:style-name="P1"/>
      <text:p text:style-name="P1"/>
      <text:p text:style-name="P1">La cap del Servei de Menors</text:p>
      <text:p text:style-name="P1"/>
      <text:p text:style-name="P1"/>
      <text:p text:style-name="P1">Maria Garcias Font</text:p>
      <text:p text:style-name="P1"/>
      <text:p text:style-name="P1">Maó, 28 de Novembre de 2023 </text:p>
      <text:p text:style-name="P1"/>
      <text:p text:style-name="P1"/>
      <text:p text:style-name="P1"/>
      <text:p text:style-name="P1">Documentació que cal aportar:</text:p>
      <text:p text:style-name="P1"/>
      <text:p text:style-name="P1">-DNI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32:35.845608153</meta:creation-date>
    <dc:date>2023-11-28T12:43:39.727961684</dc:date>
    <meta:editing-duration>PT11M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9" meta:character-count="313" meta:non-whitespace-character-count="262"/>
  </office:meta>
</office:document-meta>
</file>